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color="#000000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‘Whole set’ predictions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rbf</text:p>
          </table:table-cell>
          <table:table-cell table:number-columns-repeated="2"/>
          <table:table-cell table:style-name="ce2" office:value-type="string" calcext:value-type="string">
            <text:p>linear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Selftest Correctness[%]</text:p>
          </table:table-cell>
          <table:covered-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ediction correctness[%]</text:p>
          </table:table-cell>
          <table:covered-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Whole set’ with age groups, family data and titles(rbf)</text:p>
          </table:table-cell>
          <table:covered-table-cell office:value-type="string" calcext:value-type="string">
            <text:p>‘</text:p>
          </table:covered-table-cell>
          <table:covered-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No embark</text:p>
          </table:table-cell>
          <table:table-cell table:style-name="ce4" office:value-type="string" calcext:value-type="string">
            <text:p>With Fare</text:p>
          </table:table-cell>
          <table:table-cell table:style-name="ce4" office:value-type="string" calcext:value-type="string" table:number-columns-spanned="2" table:number-rows-spanned="1">
            <text:p>Modified family data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Selftest Correctness[%]</text:p>
          </table:table-cell>
          <table:covered-table-cell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Prediction correctness[%]</text:p>
          </table:table-cell>
          <table:covered-table-cell/>
          <table:table-cell table:number-columns-repeated="2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1:38.458761751</meta:creation-date>
    <dc:date>2017-02-16T22:23:28.409327937</dc:date>
    <meta:editing-duration>PT10M25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